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A0000000AA0FC84A81A20C170E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61dad" officeooo:paragraph-rsid="00161dad"/>
    </style:style>
    <style:style style:name="P2" style:family="paragraph" style:parent-style-name="Standard">
      <style:paragraph-properties fo:text-align="center" style:justify-single-word="false"/>
      <style:text-properties officeooo:rsid="00161dad" officeooo:paragraph-rsid="00161dad"/>
    </style:style>
    <style:style style:name="P3" style:family="paragraph" style:parent-style-name="Standard">
      <style:paragraph-properties fo:text-align="start" style:justify-single-word="false"/>
      <style:text-properties officeooo:rsid="00161dad" officeooo:paragraph-rsid="00161dad"/>
    </style:style>
    <style:style style:name="P4" style:family="paragraph" style:parent-style-name="Standard">
      <style:paragraph-properties fo:text-align="center" style:justify-single-word="false"/>
      <style:text-properties officeooo:rsid="001729c1" officeooo:paragraph-rsid="001729c1"/>
    </style:style>
    <style:style style:name="P5" style:family="paragraph" style:parent-style-name="Standard">
      <style:text-properties officeooo:rsid="001dbf67" officeooo:paragraph-rsid="001dbf67"/>
    </style:style>
    <style:style style:name="P6" style:family="paragraph" style:parent-style-name="Text_20_body">
      <style:text-properties officeooo:rsid="0018a01e" officeooo:paragraph-rsid="0018a01e"/>
    </style:style>
    <style:style style:name="P7" style:family="paragraph" style:parent-style-name="Text_20_body">
      <style:text-properties officeooo:rsid="0018ee56" officeooo:paragraph-rsid="0018ee56"/>
    </style:style>
    <style:style style:name="P8" style:family="paragraph" style:parent-style-name="Text_20_body">
      <style:text-properties officeooo:rsid="0018ee56" officeooo:paragraph-rsid="001c166d"/>
    </style:style>
    <style:style style:name="P9" style:family="paragraph" style:parent-style-name="Text_20_body">
      <style:text-properties officeooo:rsid="0018ee56" officeooo:paragraph-rsid="00233b7a"/>
    </style:style>
    <style:style style:name="P10" style:family="paragraph" style:parent-style-name="Text_20_body">
      <style:text-properties officeooo:rsid="0019f75a" officeooo:paragraph-rsid="0019f75a"/>
    </style:style>
    <style:style style:name="P11" style:family="paragraph" style:parent-style-name="Text_20_body">
      <style:paragraph-properties fo:text-align="center" style:justify-single-word="false"/>
      <style:text-properties officeooo:rsid="001bd2e8" officeooo:paragraph-rsid="001bd2e8"/>
    </style:style>
    <style:style style:name="P12" style:family="paragraph" style:parent-style-name="Text_20_body">
      <style:text-properties officeooo:rsid="001bd2e8" officeooo:paragraph-rsid="001d006c"/>
    </style:style>
    <style:style style:name="P13" style:family="paragraph" style:parent-style-name="Text_20_body">
      <style:text-properties officeooo:rsid="001c166d" officeooo:paragraph-rsid="001c166d"/>
    </style:style>
    <style:style style:name="P14" style:family="paragraph" style:parent-style-name="Text_20_body">
      <style:text-properties officeooo:rsid="001c166d" officeooo:paragraph-rsid="00233b7a"/>
    </style:style>
    <style:style style:name="P15" style:family="paragraph" style:parent-style-name="Standard">
      <style:text-properties style:text-underline-style="solid" style:text-underline-width="auto" style:text-underline-color="font-color" officeooo:rsid="0025be01" officeooo:paragraph-rsid="0025be01"/>
    </style:style>
    <style:style style:name="P16" style:family="paragraph" style:parent-style-name="Text_20_body">
      <style:text-properties style:text-underline-style="solid" style:text-underline-width="auto" style:text-underline-color="font-color" officeooo:rsid="001c166d" officeooo:paragraph-rsid="00233b7a"/>
    </style:style>
    <style:style style:name="P17" style:family="paragraph" style:parent-style-name="Text_20_body">
      <style:text-properties fo:font-size="12pt" officeooo:rsid="001729c1" officeooo:paragraph-rsid="001729c1" style:font-size-asian="12pt" style:font-size-complex="12pt"/>
    </style:style>
    <style:style style:name="P18" style:family="paragraph" style:parent-style-name="Text_20_body">
      <style:text-properties fo:font-size="12pt" style:font-size-asian="12pt" style:font-size-complex="12pt"/>
    </style:style>
    <style:style style:name="P19" style:family="paragraph" style:parent-style-name="Standard">
      <style:paragraph-properties fo:text-align="center" style:justify-single-word="false"/>
      <style:text-properties officeooo:rsid="0024cec2" officeooo:paragraph-rsid="0024cec2"/>
    </style:style>
    <style:style style:name="P20" style:family="paragraph" style:parent-style-name="Standard">
      <style:text-properties style:text-underline-style="none" officeooo:rsid="0025be01" officeooo:paragraph-rsid="0025be01"/>
    </style:style>
    <style:style style:name="P21" style:family="paragraph" style:parent-style-name="Standard">
      <style:text-properties style:text-underline-style="none" officeooo:rsid="0026252a" officeooo:paragraph-rsid="0026252a"/>
    </style:style>
    <style:style style:name="P22" style:family="paragraph" style:parent-style-name="Standard">
      <style:text-properties style:text-underline-style="none" officeooo:rsid="00265e24" officeooo:paragraph-rsid="00265e24"/>
    </style:style>
    <style:style style:name="P23" style:family="paragraph" style:parent-style-name="Text_20_body">
      <style:text-properties officeooo:rsid="001d006c" officeooo:paragraph-rsid="001d006c"/>
    </style:style>
    <style:style style:name="P24" style:family="paragraph" style:parent-style-name="Text_20_body">
      <style:text-properties officeooo:rsid="001d006c" officeooo:paragraph-rsid="00233b7a"/>
    </style:style>
    <style:style style:name="P25" style:family="paragraph" style:parent-style-name="Text_20_body">
      <style:text-properties officeooo:rsid="0025be01" officeooo:paragraph-rsid="0025be01"/>
    </style:style>
    <style:style style:name="P26" style:family="paragraph" style:parent-style-name="Text_20_body">
      <style:text-properties officeooo:rsid="00265e24" officeooo:paragraph-rsid="00265e24"/>
    </style:style>
    <style:style style:name="P27" style:family="paragraph" style:parent-style-name="Text_20_body">
      <style:text-properties officeooo:rsid="00273c11" officeooo:paragraph-rsid="00273c11"/>
    </style:style>
    <style:style style:name="P28" style:family="paragraph" style:parent-style-name="Heading_20_2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29" style:family="paragraph" style:parent-style-name="Heading_20_3">
      <style:text-properties fo:font-size="12pt" style:font-size-asian="12pt" style:font-size-complex="12pt"/>
    </style:style>
    <style:style style:name="P30" style:family="paragraph" style:parent-style-name="Heading_20_4">
      <style:paragraph-properties fo:text-align="center" style:justify-single-word="false"/>
    </style:style>
    <style:style style:name="P3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61dad"/>
    </style:style>
    <style:style style:name="T2" style:family="text">
      <style:text-properties style:text-underline-style="solid" style:text-underline-width="auto" style:text-underline-color="font-color" officeooo:rsid="0016d0d1"/>
    </style:style>
    <style:style style:name="T3" style:family="text">
      <style:text-properties officeooo:rsid="0016d0d1"/>
    </style:style>
    <style:style style:name="T4" style:family="text">
      <style:text-properties officeooo:rsid="001729c1"/>
    </style:style>
    <style:style style:name="T5" style:family="text">
      <style:text-properties officeooo:rsid="001795e2"/>
    </style:style>
    <style:style style:name="T6" style:family="text">
      <style:text-properties officeooo:rsid="0018a01e"/>
    </style:style>
    <style:style style:name="T7" style:family="text">
      <style:text-properties officeooo:rsid="0018ee56"/>
    </style:style>
    <style:style style:name="T8" style:family="text">
      <style:text-properties officeooo:rsid="001bd2e8"/>
    </style:style>
    <style:style style:name="T9" style:family="text">
      <style:text-properties officeooo:rsid="001d006c"/>
    </style:style>
    <style:style style:name="T10" style:family="text">
      <style:text-properties officeooo:rsid="001e9334"/>
    </style:style>
    <style:style style:name="T11" style:family="text">
      <style:text-properties officeooo:rsid="001fcdda"/>
    </style:style>
    <style:style style:name="T12" style:family="text">
      <style:text-properties officeooo:rsid="00233b7a"/>
    </style:style>
    <style:style style:name="T13" style:family="text">
      <style:text-properties officeooo:rsid="0024cec2"/>
    </style:style>
    <style:style style:name="T14" style:family="text">
      <style:text-properties officeooo:rsid="0025be01"/>
    </style:style>
    <style:style style:name="T15" style:family="text">
      <style:text-properties officeooo:rsid="0026252a"/>
    </style:style>
    <style:style style:name="T16" style:family="text">
      <style:text-properties officeooo:rsid="00265e24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8" text:outline-level="2">PASOS A SEGUIR:</text:h>
      <text:p text:style-name="P4"/>
      <text:h text:style-name="P29" text:outline-level="3">A-ESTUDIO DE MERCADO/<text:span text:style-name="T4">NECESIDADES</text:span></text:h>
      <text:p text:style-name="P17"><text:tab/>A.1→ <text:s/>Caracteristicas operaciones</text:p>
      <text:p text:style-name="P17"><text:tab/>A.2→ Areas de trabajo</text:p>
      <text:h text:style-name="P29" text:outline-level="3">B-PLANIFICACIÓN</text:h>
      <text:h text:style-name="P29" text:outline-level="3">C-DESARROLLO DEL PRODUCTO</text:h>
      <text:h text:style-name="P29" text:outline-level="3">D-PROMOCIÓN,VENTA,PRUEBA….</text:h>
      <text:p text:style-name="P18"/>
      <text:p text:style-name="P18"/>
      <text:h text:style-name="P28" text:outline-level="2">REQUISITOS A PREGUNTAR:</text:h>
      <text:p text:style-name="P2"/>
      <text:p text:style-name="P3">-<text:span text:style-name="T3">Que </text:span><text:span text:style-name="T4">e</text:span><text:span text:style-name="T3">s, a que se dedica, </text:span><text:span text:style-name="T4">en que ámbito, necesidades...</text:span></text:p>
      <text:p text:style-name="P3"/>
      <text:p text:style-name="P1"/>
      <text:h text:style-name="P28" text:outline-level="2">PREGUNTAS:</text:h>
      <text:p text:style-name="P2"/>
      <text:p text:style-name="P2"/>
      <text:h text:style-name="Heading_20_3" text:outline-level="3">1-Establecer Perfil del usuario</text:h>
      <text:p text:style-name="P1">→ Nombre? <text:tab/><text:tab/><text:tab/><text:tab/><text:tab/><text:tab/><text:span text:style-name="T7">Victor Martinez Zapato → </text:span><text:span text:style-name="T2">StreamCube</text:span></text:p>
      <text:p text:style-name="P1">→ Tipo de compañía?<text:tab/><text:tab/><text:tab/><text:tab/><text:tab/><text:span text:style-name="T3">Plataforma para streaming</text:span></text:p>
      <text:p text:style-name="P1">→ <text:span text:style-name="T5">Responsabilidades?<text:tab/><text:tab/><text:tab/><text:tab/></text:span><text:span text:style-name="T12">Alumno en curso</text:span><text:span text:style-name="T5"><text:tab/><text:tab/><text:tab/><text:tab/></text:span></text:p>
      <text:p text:style-name="P1">→ <text:span text:style-name="T5">Tipo de cliente dirigido?<text:tab/><text:tab/><text:tab/><text:tab/></text:span><text:span text:style-name="T12">Estudiante con proyecto ambicioso</text:span><text:span text:style-name="T5"><text:tab/><text:tab/></text:span></text:p>
      <text:p text:style-name="P1">→ <text:span text:style-name="T5">Que servicios o productos ofrece?<text:tab/><text:tab/></text:span><text:span text:style-name="T12">Una página para transmisión,y subida de videos.</text:span></text:p>
      <text:p text:style-name="P1">→ <text:span text:style-name="T5">Que le hace pensar que será exitoso?<text:tab/><text:tab/></text:span><text:span text:style-name="T12">El eje de el trabajo denominado “streamer”</text:span></text:p>
      <text:p text:style-name="P1">→ <text:span text:style-name="T5">Posibles baches, y/o obstaculos de la idea?<text:tab/></text:span><text:span text:style-name="T12">La competencia de la idea</text:span></text:p>
      <text:p text:style-name="P1">→ <text:span text:style-name="T5">Algún requerimiento en especial?<text:tab/><text:tab/><text:tab/>...</text:span></text:p>
      <text:p text:style-name="P1"/>
      <text:h text:style-name="Heading_20_3" text:outline-level="3">2-Evaluando el problema</text:h>
      <text:p text:style-name="Text_20_body">→ <text:span text:style-name="T7">Identificación de problemas requeridos por el usuario ( requerimientos como pj: sistemas de gestión de: <text:s/>)?</text:span></text:p>
      <text:p text:style-name="Text_20_body">-CMS <text:span text:style-name="T7">o <text:s/>Content manager system</text:span></text:p>
      <text:p text:style-name="Text_20_body">-<text:span text:style-name="T7">ChatSystem </text:span></text:p>
      <text:p text:style-name="Text_20_body"><text:soft-page-break/>-<text:span text:style-name="T7">Crudsystem</text:span></text:p>
      <text:h text:style-name="P30" text:outline-level="4">CMS</text:h>
      <text:p text:style-name="P7">-Por que existe el problema?</text:p>
      <text:p text:style-name="P10">Debido a que se trabaja con archivos, principalmente de video, y todos estos deben seer gestionados, almacenados, e implementados.</text:p>
      <text:p text:style-name="P10"/>
      <text:p text:style-name="P7">-Como lo resuelve ahora?</text:p>
      <text:p text:style-name="P10">Ya habiendo recopilado <text:span text:style-name="T8">información a cerca de páginas de streaming, la solución es realizar la implementación de este requerimiento, implementando cards al contenido e implementando el sistema previamente citado.</text:span></text:p>
      <text:p text:style-name="P10"/>
      <text:p text:style-name="P7">-Como le gustaría que se resolviera?</text:p>
      <text:p text:style-name="P23">A el cliente le parece correcta la implementación de este, necesaria y el sistema en funcionamiento general (similar a las analizadas)</text:p>
      <text:p text:style-name="P12">En cuanto a la implementación de un CMS, me parece correcto.</text:p>
      <text:p text:style-name="P7"/>
      <text:h text:style-name="P30" text:outline-level="4">ChatSystem</text:h>
      <text:p text:style-name="P11"/>
      <text:p text:style-name="P8">-Por que existe el problema?</text:p>
      <text:p text:style-name="P13">La plataforma facilita la interacción entre usuario y steamer. Necesita un sistema de chatting para ello.</text:p>
      <text:p text:style-name="P13"/>
      <text:p text:style-name="P8">-Como lo resuelve ahora?</text:p>
      <text:p text:style-name="P13">Debo implementar el sistema de chatting, <text:span text:style-name="T9">este interaciona con la bbdd y es totalmente necesario,así que se realizará, con sus respectivos estilos.</text:span></text:p>
      <text:p text:style-name="P13"/>
      <text:p text:style-name="P8">-Como le gustaría que se resolviera?</text:p>
      <text:p text:style-name="P24"><text:span text:style-name="T12">Requerimiento</text:span> generalizado, funcional y con carta libre.</text:p>
      <text:p text:style-name="P23"/>
      <text:h text:style-name="P30" text:outline-level="4">CrudSystem</text:h>
      <text:p text:style-name="P9">-Por que existe el problema?</text:p>
      <text:p text:style-name="P14"><text:soft-page-break/>La plataforma facilita la interacción entre usuario y steamer. Necesita un sistema de <text:span text:style-name="T12">logeado</text:span> para <text:span text:style-name="T12">relizar funciones, como subscribirse, likes, dislikes, comentado en chat(si requiere ser logeado)</text:span>.</text:p>
      <text:p text:style-name="P14"/>
      <text:p text:style-name="P9">-Como lo resuelve ahora?</text:p>
      <text:p text:style-name="P14">Debo implementar el sistema de <text:span text:style-name="T12">autentificacion de usuarios mediante crud. E</text:span><text:span text:style-name="T9">ste interaciona con la bbdd y es totalmente necesario, </text:span><text:span text:style-name="T12">para muchas funciones vitales de el proyecto, </text:span><text:span text:style-name="T9">así que se realizará.</text:span></text:p>
      <text:p text:style-name="P16"/>
      <text:p text:style-name="P9">-Como le gustaría que se resolviera?</text:p>
      <text:p text:style-name="P24"><text:span text:style-name="T12">Requerimiento</text:span> generalizado, funcional, <text:span text:style-name="T15">que atraiga a nuevos clientes,</text:span> y con carta libre.</text:p>
      <text:p text:style-name="P8"/>
      <text:h text:style-name="Heading_20_3" text:outline-level="3">3-Evalua<text:span text:style-name="T5">ción ambiente usuario</text:span></text:h>
      <text:p text:style-name="Text_20_body">→ <text:span text:style-name="T6">Presenta dependencias en servicios u organismos?</text:span></text:p>
      <text:p text:style-name="P27">Presenta dependencias <text:s/>en servicios de alojamiento, y almacenamiento. </text:p>
      <text:p text:style-name="Text_20_body">→ <text:span text:style-name="T6">Nivel de navegación, uso y experiencia en páginas ?</text:span></text:p>
      <text:p text:style-name="P27">La idea en general es un termino medio, debido a la edad promedia del cliente, y que se puede hacer la página.</text:p>
      <text:p text:style-name="Text_20_body">→ <text:span text:style-name="T6">Nivel conceptual y/o educativo?</text:span></text:p>
      <text:p text:style-name="P26">Medio</text:p>
      <text:p text:style-name="Text_20_body"/>
      <text:h text:style-name="Heading_20_4" text:outline-level="4">4-<text:span text:style-name="T14">Resumen para validar el entendimiento del problema</text:span></text:h>
      <text:p text:style-name="P6">→ <text:span text:style-name="T14">Usted plantea la necesidad, de crear este tipo depágina de contenidos audiovisuales, basandose en la máxima expansión actual.</text:span></text:p>
      <text:p text:style-name="P25">Me plantea la creación de este tipo, con libertad, pero siguiendo términos generales de la competencia.</text:p>
      <text:p text:style-name="P25">Este requiere que, de a todo poder, sea totalmente funcional, y abunde la sencillez.</text:p>
      <text:p text:style-name="P6"/>
      <text:h text:style-name="Heading_20_4" text:outline-level="4">5 -<text:span text:style-name="T14">Evaluando las soluciones del analista</text:span></text:h>
      <text:p text:style-name="P6">→ <text:span text:style-name="T14">Que le parece, si en función de lo pedido, realizamos una página web de streaming, interactiva, simple, a poder ser, muy limpia y no compleja, totalmente funcional, y marcamos varios sellos de identidad, para que los clientes queden hipnotizados.</text:span></text:p>
      <text:p text:style-name="P25"/>
      <text:h text:style-name="Heading_20_4" text:outline-level="4"><text:soft-page-break/>6-Evaluando la oportunidad </text:h>
      <text:p text:style-name="P15">-Cuantos de ellos utilizarián la aplicación?</text:p>
      <text:p text:style-name="P21">Todos aquellos que viven, quieren vivir o consumen este tipo de contenidos</text:p>
      <text:p text:style-name="P15"/>
      <text:p text:style-name="P15">-Quienes necesitan esta aplicación en su organización?</text:p>
      <text:p text:style-name="P20">Todos aquellos, que quieren emprender mediante esta plataforma</text:p>
      <text:p text:style-name="P15"/>
      <text:p text:style-name="P15">-Como valora la solución empleada?</text:p>
      <text:p text:style-name="P20">Correcta, mientras cumpla los conceptos previamente dichos</text:p>
      <text:h text:style-name="P30" text:outline-level="4">7-<text:span text:style-name="T15">Cuales son las necesidades?</text:span></text:h>
      <text:p text:style-name="P21">-Cuales son sus expectativas?</text:p>
      <text:p text:style-name="P21">Que irrumpa en el mercado, deje huella, y reestructure el sistema de streaming actual.</text:p>
      <text:p text:style-name="P21"/>
      <text:p text:style-name="P21">-Cual será el soporte de la aplicación, y hasta cuando?</text:p>
      <text:p text:style-name="P21">El soporte será anual, luego de la adaptación, y hasta cuando, dependerá de el éxito de este.</text:p>
      <text:p text:style-name="P21"/>
      <text:p text:style-name="P21">-Como será distribuida la aplicación?</text:p>
      <text:p text:style-name="P22">Página web con hosting para alojarse en internet mediante una url.</text:p>
      <text:p text:style-name="P21"/>
      <text:p text:style-name="P21"/>
      <text:h text:style-name="P30" text:outline-level="4">8-Otros requerimientos.</text:h>
      <text:p text:style-name="P21">Requerimientos a cumplir:</text:p>
      <text:p text:style-name="P21">Copyright, copyleft, suplantación de identidad, condiciones de adaptabilidad obligatorias.</text:p>
      <text:p text:style-name="P21"/>
      <text:p text:style-name="P21"/>
      <text:h text:style-name="P30" text:outline-level="4">9-Resumen</text:h>
      <text:p text:style-name="P21">El cliente pide un tipo de <text:span text:style-name="T16">aplicación, que se adapte a las retransmisión de contenidos actual, y lo que la gente joven más emplea. Busca , que la gente pueda trabajar para si misma, con sus contenidos que le gusta compartir.</text:span></text:p>
      <text:p text:style-name="P22">Muy adaptativa, para cualquier edad, así como demarcando que empresa prestigiosa es, y fomentando la simplicidad</text:p>
      <text:p text:style-name="P20"/>
      <text:h text:style-name="P30" text:outline-level="4"><text:span text:style-name="T15">10-</text:span>GLOSARIO DE TÉRMINOS:</text:h>
      <text:p text:style-name="P1"/>
      <text:p text:style-name="P1">Vocabulario técnico que utiliza/usa el cliente.</text:p>
      <text:p text:style-name="P1"/>
      <text:p text:style-name="P5">STREAMING → “<text:span text:style-name="T13">retransmisión de videos</text:span>”</text:p>
      <text:p text:style-name="P5">DRM→ “programa anticopia”.</text:p>
      <text:p text:style-name="P5">CDN→ “red de entrega de contenidos” esta conectada entre sí</text:p>
      <text:p text:style-name="P5">HD→ </text:p>
      <text:p text:style-name="P5">FullHD o +→ </text:p>
      <text:p text:style-name="P5">VOD→ <text:span text:style-name="T11">Es un servicio de video bajo demanda.</text:span></text:p>
      <text:p text:style-name="P5">OVP→ <text:span text:style-name="T10">Es una herramienta que permite administrar </text:span><text:span text:style-name="T11">los contenidos en distintos dispositivos</text:span><text:span text:style-name="T10"><text:tab/></text:span></text:p>
      <text:p text:style-name="P5"><text:soft-page-break/>OTT→ Se le conoce a las plataformas que transmiten información entre <text:span text:style-name="T10">dispositivos que tengan internet.</text:span></text:p>
      <text:p text:style-name="P5"/>
      <text:p text:style-name="P1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MT1" style:family="text">
      <style:text-properties officeooo:rsid="00161dad"/>
    </style:style>
    <style:style style:name="M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top="0.499cm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page-number text:select-page="current">4</text:page-number><text:tab/><text:tab/><text:initial-creator/><text:span text:style-name="MT1">Raul Sales</text:span></text:p>
      </style:header>
      <style:footer>
        <text:p text:style-name="Footer"><draw:frame text:anchor-type="paragraph" draw:z-index="4" draw:name="Imagen con transparencia 1" draw:style-name="Mgr1" draw:text-style-name="MP1" svg:width="1.394cm" svg:height="1.276cm" svg:x="14.995cm" svg:y="-0.122cm"><draw:image xlink:href="Pictures/10000001000000A0000000AA0FC84A81A20C170E.png" xlink:type="simple" xlink:show="embed" xlink:actuate="onLoad" draw:mime-type="image/png"><text:p/></draw:image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30T08:47:56.495000000</meta:creation-date>
    <dc:date>2022-12-19T22:59:14.922000000</dc:date>
    <meta:editing-duration>PT20M52S</meta:editing-duration>
    <meta:editing-cycles>5</meta:editing-cycles>
    <meta:generator>LibreOffice/7.4.2.3$Windows_X86_64 LibreOffice_project/382eef1f22670f7f4118c8c2dd222ec7ad009daf</meta:generator>
    <meta:document-statistic meta:table-count="0" meta:image-count="0" meta:object-count="0" meta:page-count="5" meta:paragraph-count="91" meta:word-count="795" meta:character-count="5274" meta:non-whitespace-character-count="4530"/>
  </office:meta>
</office:document-meta>
</file>